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_20_Spacing">
      <style:text-properties style:font-name="Times New Roman"/>
    </style:style>
    <style:style style:name="P2" style:family="paragraph" style:parent-style-name="No_20_Spacing">
      <style:text-properties style:font-name="Times New Roman" style:font-name-complex="Courier New1"/>
    </style:style>
    <style:style style:name="P3" style:family="paragraph" style:parent-style-name="No_20_Spacing">
      <style:text-properties style:font-name="Times New Roman" style:text-underline-style="solid" style:text-underline-width="auto" style:text-underline-color="font-color"/>
    </style:style>
    <style:style style:name="P4" style:family="paragraph" style:parent-style-name="No_20_Spacing">
      <style:text-properties style:font-name="Times New Roman" style:text-underline-style="solid" style:text-underline-width="auto" style:text-underline-color="font-color" officeooo:rsid="0019b121" officeooo:paragraph-rsid="0019b121"/>
    </style:style>
    <style:style style:name="P5" style:family="paragraph" style:parent-style-name="No_20_Spacing">
      <style:text-properties style:font-name="Times New Roman" officeooo:rsid="0019b121" officeooo:paragraph-rsid="0019b121"/>
    </style:style>
    <style:style style:name="P6" style:family="paragraph" style:parent-style-name="No_20_Spacing">
      <style:text-properties style:font-name="Times New Roman" officeooo:rsid="001a503d" officeooo:paragraph-rsid="001a503d"/>
    </style:style>
    <style:style style:name="P7" style:family="paragraph" style:parent-style-name="No_20_Spacing">
      <style:text-properties style:font-name="Times New Roman" style:text-underline-style="none" officeooo:rsid="0019b121" officeooo:paragraph-rsid="0019b121"/>
    </style:style>
    <style:style style:name="P8" style:family="paragraph" style:parent-style-name="No_20_Spacing">
      <style:text-properties style:font-name="Times New Roman" fo:font-size="10pt" officeooo:rsid="001a503d" officeooo:paragraph-rsid="001a503d" style:font-size-asian="10pt" style:font-size-complex="10pt"/>
    </style:style>
    <style:style style:name="P9" style:family="paragraph" style:parent-style-name="No_20_Spacing">
      <style:text-properties style:font-name="Times New Roman" fo:font-size="10pt" officeooo:rsid="001a503d" officeooo:paragraph-rsid="001c1527" style:font-size-asian="10pt" style:font-size-complex="10pt"/>
    </style:style>
    <style:style style:name="P10" style:family="paragraph" style:parent-style-name="No_20_Spacing">
      <style:text-properties style:font-name="Times New Roman" fo:font-size="10pt" officeooo:rsid="001c1527" officeooo:paragraph-rsid="001c1527" style:font-size-asian="10pt" style:font-size-complex="10pt"/>
    </style:style>
    <style:style style:name="P11" style:family="paragraph" style:parent-style-name="No_20_Spacing">
      <style:text-properties style:font-name="Courier 10 Pitch" fo:font-size="10pt" officeooo:rsid="001a503d" officeooo:paragraph-rsid="001a503d" style:font-size-asian="10pt" style:font-size-complex="10pt"/>
    </style:style>
    <style:style style:name="P12" style:family="paragraph" style:parent-style-name="No_20_Spacing">
      <style:text-properties style:font-name="Courier 10 Pitch" fo:font-size="10pt" officeooo:rsid="001a503d" officeooo:paragraph-rsid="001c1527" style:font-size-asian="10pt" style:font-size-complex="10pt"/>
    </style:style>
    <style:style style:name="P13" style:family="paragraph" style:parent-style-name="No_20_Spacing">
      <style:paragraph-properties fo:background-color="#eeece1">
        <style:background-image/>
      </style:paragraph-properties>
      <style:text-properties style:font-name="Times New Roman"/>
    </style:style>
    <style:style style:name="P14" style:family="paragraph" style:parent-style-name="No_20_Spacing">
      <style:paragraph-properties fo:margin-left="0cm" fo:margin-right="0cm" fo:text-indent="1.27cm" style:auto-text-indent="false" fo:background-color="#eeece1">
        <style:background-image/>
      </style:paragraph-properties>
      <style:text-properties style:font-name="Times New Roman"/>
    </style:style>
    <style:style style:name="P15" style:family="paragraph" style:parent-style-name="No_20_Spacing" style:master-page-name="Standard">
      <style:paragraph-properties style:page-number="auto"/>
      <style:text-properties style:font-name="Times New Roman"/>
    </style:style>
    <style:style style:name="T1" style:family="text">
      <style:text-properties style:font-name="Times Roman"/>
    </style:style>
    <style:style style:name="T2" style:family="text">
      <style:text-properties style:font-name="Times Roman" fo:font-size="14pt" fo:font-weight="bold" style:font-size-asian="14pt" style:font-weight-asian="bold"/>
    </style:style>
    <style:style style:name="T3" style:family="text">
      <style:text-properties style:font-name="Times Roman" style:text-underline-style="solid" style:text-underline-width="auto" style:text-underline-color="font-color"/>
    </style:style>
    <style:style style:name="T4" style:family="text">
      <style:text-properties style:font-name="Courier New" style:font-name-complex="Courier New1"/>
    </style:style>
    <style:style style:name="T5" style:family="text">
      <style:text-properties officeooo:rsid="0019b121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a503d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-complex="Courier New1"/>
    </style:style>
    <style:style style:name="T12" style:family="text">
      <style:text-properties officeooo:rsid="001c15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Error handling in C</text:span></text:p>
      <text:p text:style-name="P1"/>
      <text:p text:style-name="P1">C has a simple way of handling errors.</text:p>
      <text:p text:style-name="P1"/>
      <text:p text:style-name="P1">It uses a global variable called errno. <text:s/>It is declared in a header file called errno.h, along with a whole lot of error values.</text:p>
      <text:p text:style-name="P1"/>
      <text:p text:style-name="P1">Global variables are ones that are <text:span text:style-name="T7">in scope</text:span> <text:span text:style-name="T5">throughout</text:span> the whole program code, and so can be read and set everywhere</text:p>
      <text:p text:style-name="P1"/>
      <text:p text:style-name="P1">Local variables, by contrast, are only visible in a particular scope, be it a function or a file.</text:p>
      <text:p text:style-name="P1"/>
      <text:p text:style-name="P1"><text:span text:style-name="T10">Scope</text:span></text:p>
      <text:p text:style-name="P1"/>
      <text:p text:style-name="P1">Example – </text:p>
      <text:p text:style-name="P1"/>
      <text:p text:style-name="P1"><text:span text:style-name="T11">void someFunction() {</text:span></text:p>
      <text:p text:style-name="P2"/>
      <text:p text:style-name="P1"><text:span text:style-name="T11"><text:tab/>int aLocalVariable;</text:span></text:p>
      <text:p text:style-name="P2"/>
      <text:p text:style-name="P1"><text:span text:style-name="T11"><text:tab/>}</text:span></text:p>
      <text:p text:style-name="P1"/>
      <text:p text:style-name="P1">This variable is only visible inside the function. <text:s/>It gets created, and allocated some memory, when the function is called, and it gets destroyed when the function exits.</text:p>
      <text:p text:style-name="P1"/>
      <text:p text:style-name="P1">The same is true of <text:span text:style-name="T6">function arguments</text:span>. <text:s/>They get created, and values assigned, when the function is called. <text:s/>They are forgotten when the function exits.</text:p>
      <text:p text:style-name="P1"/>
      <text:p text:style-name="P1">A global variable needs to be declared like this :-</text:p>
      <text:p text:style-name="P1"/>
      <text:p text:style-name="P1">in program.c :-</text:p>
      <text:p text:style-name="P1"/>
      <text:p text:style-name="P13">#include&lt;stdio.h&gt;</text:p>
      <text:p text:style-name="P13">#include&lt;stdlib.h&gt;</text:p>
      <text:p text:style-name="P13"/>
      <text:p text:style-name="P13">int globalVar = 0;</text:p>
      <text:p text:style-name="P13"/>
      <text:p text:style-name="P13">void someFunction() {</text:p>
      <text:p text:style-name="P13"/>
      <text:p text:style-name="P13"><text:tab/>globalVar = 10;</text:p>
      <text:p text:style-name="P14">}</text:p>
      <text:p text:style-name="P13"/>
      <text:p text:style-name="P13">int main() {</text:p>
      <text:p text:style-name="P13"/>
      <text:p text:style-name="P13"><text:tab/>printf(“Global var is %d\n”, globalVar);</text:p>
      <text:p text:style-name="P13"/>
      <text:p text:style-name="P13"><text:tab/>// This will change the value of global var</text:p>
      <text:p text:style-name="P13"><text:tab/>someFunction();</text:p>
      <text:p text:style-name="P13"/>
      <text:p text:style-name="P13"><text:tab/>printf(“Global var is now %d\n”, globalVar);</text:p>
      <text:p text:style-name="P13"><text:tab/>}</text:p>
      <text:p text:style-name="P1"/>
      <text:p text:style-name="P1">Because of its position at the top of the file, outside of any function, it is a global variable, and is in scope (can be seen, read, written to) at all subsequent points.</text:p>
      <text:p text:style-name="P1"/>
      <text:p text:style-name="P1"/>
      <text:p text:style-name="P1"><text:span text:style-name="T10">Masking</text:span></text:p>
      <text:p text:style-name="P1">If you declare a local variable with the same name as a global one, the local one will hide or mask the global one :-</text:p>
      <text:p text:style-name="P1"/>
      <text:p text:style-name="P1"/>
      <text:p text:style-name="P13">#include&lt;stdio.h&gt;</text:p>
      <text:p text:style-name="P13">#include&lt;stdlib.h&gt;</text:p>
      <text:p text:style-name="P13"/>
      <text:p text:style-name="P13">int globalVar = 0;</text:p>
      <text:p text:style-name="P13"/>
      <text:p text:style-name="P13">void showMasking() {</text:p>
      <text:p text:style-name="P13"/>
      <text:p text:style-name="P13"><text:tab/>printf(“in showMasking(), globalVar is %d\n”, globalVar);</text:p>
      <text:p text:style-name="P13"><text:tab/>// this will mask the global variable</text:p>
      <text:p text:style-name="P13"><text:tab/>int globalVar = 5;</text:p>
      <text:p text:style-name="P13"><text:tab/>printf(“in showMasking(), globalVar is %d\n”, globalVar);</text:p>
      <text:p text:style-name="P13"><text:tab/>}</text:p>
      <text:p text:style-name="P13"/>
      <text:p text:style-name="P13"/>
      <text:p text:style-name="P13">void someFunction() {</text:p>
      <text:p text:style-name="P13"/>
      <text:p text:style-name="P13"><text:tab/>globalVar = 10;</text:p>
      <text:p text:style-name="P14">}</text:p>
      <text:p text:style-name="P13"/>
      <text:p text:style-name="P13">int main() {</text:p>
      <text:p text:style-name="P13"/>
      <text:p text:style-name="P13"><text:tab/>printf(“Global var is %d\n”, globalVar);</text:p>
      <text:p text:style-name="P13"/>
      <text:p text:style-name="P13"><text:tab/>// This will change the value of global var</text:p>
      <text:p text:style-name="P13"><text:tab/>someFunction();</text:p>
      <text:p text:style-name="P13"/>
      <text:p text:style-name="P13"><text:tab/>printf(“Global var is now %d\n”, globalVar);</text:p>
      <text:p text:style-name="P13"/>
      <text:p text:style-name="P13"><text:tab/>showMasking();</text:p>
      <text:p text:style-name="P13"/>
      <text:p text:style-name="P13"><text:tab/>printf(“after masking, global var is now %d\n”, globalVar);</text:p>
      <text:p text:style-name="P13"><text:tab/>}</text:p>
      <text:p text:style-name="P13"/>
      <text:p text:style-name="P1"/>
      <text:p text:style-name="P1">What should happen – inside showMasking() we declare a var of the same name, and set it. <text:s/>After the function ha<text:span text:style-name="T5">s</text:span> exited, the original global variable is still there, with its value unaltered.</text:p>
      <text:p text:style-name="P1"/>
      <text:p text:style-name="P1"/>
      <text:p text:style-name="P1">Anyway, back to errno.</text:p>
      <text:p text:style-name="P1"/>
      <text:p text:style-name="P1">The usual way to use it is like this. <text:s/>Functions usually return -1 if an error happened, or zero if everything went ok. <text:s/>If an error did occur, they also set the global variable errno to indicate what the error was. <text:s/>Like this :-</text:p>
      <text:p text:style-name="P1"/>
      <text:p text:style-name="P13">#include&lt;stdio.h&gt;</text:p>
      <text:p text:style-name="P13">#include&lt;errno.h&gt;</text:p>
      <text:p text:style-name="P13"/>
      <text:p text:style-name="P13"/>
      <text:p text:style-name="P13">int myBadFunction() {</text:p>
      <text:p text:style-name="P13"/>
      <text:p text:style-name="P13"><text:tab/>/* set errno to some value */</text:p>
      <text:p text:style-name="P13"><text:tab/>errno = EINV;</text:p>
      <text:p text:style-name="P13"/>
      <text:p text:style-name="P13"><text:tab/>/* return a number that shows an error has occurred */</text:p>
      <text:p text:style-name="P13"><text:tab/>return (-1);</text:p>
      <text:p text:style-name="P13"><text:tab/>}</text:p>
      <text:p text:style-name="P13"/>
      <text:p text:style-name="P13"/>
      <text:p text:style-name="P13">int myGoodFunction() {</text:p>
      <text:p text:style-name="P13"/>
      <text:p text:style-name="P13"><text:tab/>/* return a number that shows no error has occurred */</text:p>
      <text:p text:style-name="P13"><text:tab/>return (0);</text:p>
      <text:p text:style-name="P13"><text:tab/>}</text:p>
      <text:p text:style-name="P13"/>
      <text:p text:style-name="P13"/>
      <text:p text:style-name="P13">int main() {</text:p>
      <text:p text:style-name="P13"/>
      <text:p text:style-name="P13"><text:tab/>/* this will hold the status that the function returns */</text:p>
      <text:p text:style-name="P13"><text:tab/>int status;</text:p>
      <text:p text:style-name="P13"/>
      <text:p text:style-name="P13"><text:tab/>/* clear errno. <text:s/>0 means no error */</text:p>
      <text:p text:style-name="P13"><text:tab/>errno = 0;</text:p>
      <text:p text:style-name="P13"/>
      <text:p text:style-name="P13"><text:tab/>/* call a function, and save its return value */</text:p>
      <text:p text:style-name="P13"><text:tab/>status = myBadFunction();</text:p>
      <text:p text:style-name="P13"/>
      <text:p text:style-name="P13"><text:tab/>/* check that nothing went wrong */</text:p>
      <text:p text:style-name="P13"><text:tab/>if (status != 0) {</text:p>
      <text:p text:style-name="P13"><text:tab/><text:tab/>/* whoops, status is not zero, some error occurred */</text:p>
      <text:p text:style-name="P13"/>
      <text:p text:style-name="P13"><text:tab/><text:tab/>printf(“An Error!\n”); </text:p>
      <text:p text:style-name="P13"><text:tab/><text:tab/>}</text:p>
      <text:p text:style-name="P13"><text:tab/>else {</text:p>
      <text:p text:style-name="P13"><text:tab/><text:tab/>/* no error, carry on computing */</text:p>
      <text:p text:style-name="P13"><text:tab/><text:tab/>}</text:p>
      <text:p text:style-name="P13"><text:tab/>}</text:p>
      <text:p text:style-name="P1"/>
      <text:p text:style-name="P1"/>
      <text:p text:style-name="P1"/>
      <text:p text:style-name="P1">errno.h defines several errors, including :-</text:p>
      <text:p text:style-name="P1"/>
      <text:p text:style-name="P1"/>
      <text:p text:style-name="P1"/>
      <text:p text:style-name="P1"/>
      <text:p text:style-name="P1">Other useful things like ERROR, OK, and E_OK may be defined as well. <text:s/>If not, we can #define them ourselves, lik<text:span text:style-name="T5">e</text:span> this :-</text:p>
      <text:p text:style-name="P1"/>
      <text:p text:style-name="P13">#define <text:s/>ERROR<text:tab/>-1</text:p>
      <text:p text:style-name="P13">#define OK<text:tab/><text:tab/>0</text:p>
      <text:p text:style-name="P13">#define E_OK<text:tab/><text:tab/>0</text:p>
      <text:p text:style-name="P1"/>
      <text:p text:style-name="P1">#define makes the pre-processor define a symbol (a string of numbers &amp; letters – a “word”, effectively, <text:span text:style-name="T5">that has a particular meaning</text:span>). <text:s/>Everywhere in the program text that the first string appears, the second one is put there instead.</text:p>
      <text:p text:style-name="P1"/>
      <text:p text:style-name="P1">Which other pre-processor directive have we seen?</text:p>
      <text:p text:style-name="P1"/>
      <text:p text:style-name="P1">What does it do?</text:p>
      <text:p text:style-name="P1"/>
      <text:p text:style-name="P1"/>
      <text:p text:style-name="P1"/>
      <text:p text:style-name="P1">OK, so a function returns -1 to indicate an error, and sets errno accordingly.</text:p>
      <text:p text:style-name="P3"/>
      <text:p text:style-name="P1">There are two useful functions, perror() and st<text:span text:style-name="T5">rerror(). <text:s/></text:span></text:p>
      <text:p text:style-name="P1"/>
      <text:p text:style-name="P5">perror() prints out what a particular error code means, and strerror returns a string of the error's meaning, that you can do other things with. <text:s/>So :</text:p>
      <text:p text:style-name="P5"/>
      <text:p text:style-name="P6"/>
      <text:p text:style-name="P6">errno = EINV;</text:p>
      <text:p text:style-name="P5">perror(<text:span text:style-name="T8">NULL</text:span>);</text:p>
      <text:p text:style-name="P3"/>
      <text:p text:style-name="P7">gives us</text:p>
      <text:p text:style-name="P4"/>
      <text:p text:style-name="P4"/>
      <text:p text:style-name="P4"/>
      <text:p text:style-name="P1"><text:span text:style-name="T10">Uses</text:span></text:p>
      <text:p text:style-name="P1"/>
      <text:p text:style-name="P1"><text:tab/>Global variables are a useful way of conveying information from one part of a program to another, like “what kind of error just happened”</text:p>
      <text:p text:style-name="P1"/>
      <text:p text:style-name="P1"/>
      <text:p text:style-name="P1"/>
      <text:p text:style-name="P1"><text:span text:style-name="T10">Perror()</text:span></text:p>
      <text:p text:style-name="P1"/>
      <text:p text:style-name="P1"><text:span text:style-name="T10">Strerror()</text:span></text:p>
      <text:p text:style-name="P1"/>
      <text:p text:style-name="P1"/>
      <text:p text:style-name="P6">The actual contents of the errno.h file looks like this, on my system :-</text:p>
      <text:p text:style-name="P6"/>
      <text:p text:style-name="P11">#ifndef _ERRNO_H</text:p>
      <text:p text:style-name="P11">#define _ERRNO_H</text:p>
      <text:p text:style-name="P11"/>
      <text:p text:style-name="P11">extern int errno;</text:p>
      <text:p text:style-name="P11"/>
      <text:p text:style-name="P11">#define EPERM <text:s text:c="11"/>1 <text:s text:c="5"/>/* Operation not permitted */</text:p>
      <text:p text:style-name="P11">#define ENOENT <text:s text:c="10"/>2 <text:s text:c="5"/>/* No such file or directory */</text:p>
      <text:p text:style-name="P11">#define ESRCH <text:s text:c="11"/>3 <text:s text:c="5"/>/* No such process */</text:p>
      <text:p text:style-name="P11">#define EINTR <text:s text:c="11"/>4 <text:s text:c="5"/>/* Interrupted system call */</text:p>
      <text:p text:style-name="P11">#define EIO <text:s text:c="13"/>5 <text:s text:c="5"/>/* I/O error */</text:p>
      <text:p text:style-name="P11">#define ENXIO <text:s text:c="11"/>6 <text:s text:c="5"/>/* No such device or address */</text:p>
      <text:p text:style-name="P11">#define E2BIG <text:s text:c="11"/>7 <text:s text:c="5"/>/* Arg list too long */</text:p>
      <text:p text:style-name="P11">#define ENOEXEC <text:s text:c="9"/>8 <text:s text:c="5"/>/* Exec format error */</text:p>
      <text:p text:style-name="P11">#define EBADF <text:s text:c="11"/>9 <text:s text:c="5"/>/* Bad file number */</text:p>
      <text:p text:style-name="P11">#define ECHILD <text:s text:c="9"/>10 <text:s text:c="5"/>/* No child processes */</text:p>
      <text:p text:style-name="P11">#define EAGAIN <text:s text:c="9"/>11 <text:s text:c="5"/>/* Try again */</text:p>
      <text:p text:style-name="P11">#define ENOMEM <text:s text:c="9"/>12 <text:s text:c="5"/>/* Out of memory */</text:p>
      <text:p text:style-name="P11">#define EACCES <text:s text:c="9"/>13 <text:s text:c="5"/>/* Permission denied */</text:p>
      <text:p text:style-name="P11">#define EFAULT <text:s text:c="9"/>14 <text:s text:c="5"/>/* Bad address */</text:p>
      <text:p text:style-name="P11">#define ENOTBLK <text:s text:c="8"/>15 <text:s text:c="5"/>/* Block device required */</text:p>
      <text:p text:style-name="P11">#define EBUSY <text:s text:c="10"/>16 <text:s text:c="5"/>/* Device or resource busy */</text:p>
      <text:p text:style-name="P11">#define EEXIST <text:s text:c="9"/>17 <text:s text:c="5"/>/* File exists */</text:p>
      <text:p text:style-name="P11">#define EXDEV <text:s text:c="10"/>18 <text:s text:c="5"/>/* Cross-device link */</text:p>
      <text:p text:style-name="P11">#define ENODEV <text:s text:c="9"/>19 <text:s text:c="5"/>/* No such device */</text:p>
      <text:p text:style-name="P11">#define ENOTDIR <text:s text:c="8"/>20 <text:s text:c="5"/>/* Not a directory */</text:p>
      <text:p text:style-name="P11">#define EISDIR <text:s text:c="9"/>21 <text:s text:c="5"/>/* Is a directory */</text:p>
      <text:p text:style-name="P11">#define EINVAL <text:s text:c="9"/>22 <text:s text:c="5"/>/* Invalid argument */</text:p>
      <text:p text:style-name="P11">#define ENFILE <text:s text:c="9"/>23 <text:s text:c="5"/>/* File table overflow */</text:p>
      <text:p text:style-name="P11">#define EMFILE <text:s text:c="9"/>24 <text:s text:c="5"/>/* Too many open files */</text:p>
      <text:p text:style-name="P11">#define ENOTTY <text:s text:c="9"/>25 <text:s text:c="5"/>/* Not a typewriter */</text:p>
      <text:p text:style-name="P11">#define ETXTBSY <text:s text:c="8"/>26 <text:s text:c="5"/>/* Text file busy */</text:p>
      <text:p text:style-name="P11">#define EFBIG <text:s text:c="10"/>27 <text:s text:c="5"/>/* File too large */</text:p>
      <text:p text:style-name="P11">#define ENOSPC <text:s text:c="9"/>28 <text:s text:c="5"/>/* No space left on device */</text:p>
      <text:p text:style-name="P11">#define ESPIPE <text:s text:c="9"/>29 <text:s text:c="5"/>/* Illegal seek */</text:p>
      <text:p text:style-name="P11">#define EROFS <text:s text:c="10"/>30 <text:s text:c="5"/>/* Read-only file system */</text:p>
      <text:p text:style-name="P11">#define EMLINK <text:s text:c="9"/>31 <text:s text:c="5"/>/* Too many links */</text:p>
      <text:p text:style-name="P11">#define EPIPE <text:s text:c="10"/>32 <text:s text:c="5"/>/* Broken pipe */</text:p>
      <text:p text:style-name="P11">#define EDOM <text:s text:c="11"/>33 <text:s text:c="5"/>/* Math argument out of domain of func */</text:p>
      <text:p text:style-name="P11">#define ERANGE <text:s text:c="9"/>34 <text:s text:c="5"/>/* Math result not representable */</text:p>
      <text:p text:style-name="P11">#define EDEADLK <text:s text:c="8"/>35 <text:s text:c="5"/>/* Resource deadlock would occur */</text:p>
      <text:p text:style-name="P11">#define ENAMETOOLONG <text:s text:c="3"/>36 <text:s text:c="5"/>/* File name too long */</text:p>
      <text:p text:style-name="P11">#define ENOLCK <text:s text:c="9"/>37 <text:s text:c="5"/>/* No record locks available */</text:p>
      <text:p text:style-name="P11">#define ENOSYS <text:s text:c="9"/>38 <text:s text:c="5"/>/* Function not implemented */</text:p>
      <text:p text:style-name="P11">#define ENOTEMPTY <text:s text:c="6"/>39 <text:s text:c="5"/>/* Directory not empty */</text:p>
      <text:p text:style-name="P11">#define ELOOP <text:s text:c="10"/>40 <text:s text:c="5"/>/* Too many symbolic links encountered */</text:p>
      <text:p text:style-name="P11">#define EWOULDBLOCK <text:s text:c="4"/>EAGAIN <text:s/>/* Operation would block */</text:p>
      <text:p text:style-name="P11">#define ENOMSG <text:s text:c="9"/>42 <text:s text:c="5"/>/* No message of desired type */</text:p>
      <text:p text:style-name="P11">#define EIDRM <text:s text:c="10"/>43 <text:s text:c="5"/>/* Identifier removed */</text:p>
      <text:p text:style-name="P11">#define ECHRNG <text:s text:c="9"/>44 <text:s text:c="5"/>/* Channel number out of range */</text:p>
      <text:p text:style-name="P11">#define EL2NSYNC <text:s text:c="7"/>45 <text:s text:c="5"/>/* Level 2 not synchronized */</text:p>
      <text:p text:style-name="P11">#define EL3HLT <text:s text:c="9"/>46 <text:s text:c="5"/>/* Level 3 halted */</text:p>
      <text:p text:style-name="P11">#define EL3RST <text:s text:c="9"/>47 <text:s text:c="5"/>/* Level 3 reset */</text:p>
      <text:p text:style-name="P11">#define ELNRNG <text:s text:c="9"/>48 <text:s text:c="5"/>/* Link number out of range */</text:p>
      <text:p text:style-name="P11">#define EUNATCH <text:s text:c="8"/>49 <text:s text:c="5"/>/* Protocol driver not attached */</text:p>
      <text:p text:style-name="P11">#define ENOCSI <text:s text:c="9"/>50 <text:s text:c="5"/>/* No CSI structure available */</text:p>
      <text:p text:style-name="P11">#define EL2HLT <text:s text:c="9"/>51 <text:s text:c="5"/>/* Level 2 halted */</text:p>
      <text:p text:style-name="P11">#define EBADE <text:s text:c="10"/>52 <text:s text:c="5"/>/* Invalid exchange */</text:p>
      <text:p text:style-name="P11">#define EBADR <text:s text:c="10"/>53 <text:s text:c="5"/>/* Invalid request descriptor */</text:p>
      <text:p text:style-name="P11">#define EXFULL <text:s text:c="9"/>54 <text:s text:c="5"/>/* Exchange full */</text:p>
      <text:p text:style-name="P11">#define ENOANO <text:s text:c="9"/>55 <text:s text:c="5"/>/* No anode */</text:p>
      <text:p text:style-name="P11">#define EBADRQC <text:s text:c="8"/>56 <text:s text:c="5"/>/* Invalid request code */</text:p>
      <text:p text:style-name="P11">#define EBADSLT <text:s text:c="8"/>57 <text:s text:c="5"/>/* Invalid slot */</text:p>
      <text:p text:style-name="P11"/>
      <text:p text:style-name="P11">#define EDEADLOCK <text:s text:c="6"/>EDEADLK</text:p>
      <text:p text:style-name="P11"/>
      <text:p text:style-name="P11">#define EBFONT <text:s text:c="9"/>59 <text:s text:c="5"/>/* Bad font file format */</text:p>
      <text:p text:style-name="P11">#define ENOSTR <text:s text:c="9"/>60 <text:s text:c="5"/>/* Device not a stream */</text:p>
      <text:p text:style-name="P11">#define ENODATA <text:s text:c="8"/>61 <text:s text:c="5"/>/* No data available */</text:p>
      <text:p text:style-name="P11">#define ETIME <text:s text:c="10"/>62 <text:s text:c="5"/>/* Timer expired */</text:p>
      <text:p text:style-name="P11">#define ENOSR <text:s text:c="10"/>63 <text:s text:c="5"/>/* Out of streams resources */</text:p>
      <text:p text:style-name="P11">#define ENONET <text:s text:c="9"/>64 <text:s text:c="5"/>/* Machine is not on the network */</text:p>
      <text:p text:style-name="P11">#define ENOPKG <text:s text:c="9"/>65 <text:s text:c="5"/>/* Package not installed */</text:p>
      <text:p text:style-name="P11">#define EREMOTE <text:s text:c="8"/>66 <text:s text:c="5"/>/* Object is remote */</text:p>
      <text:p text:style-name="P11">#define ENOLINK <text:s text:c="8"/>67 <text:s text:c="5"/>/* Link has been severed */</text:p>
      <text:p text:style-name="P11">#define EADV <text:s text:c="11"/>68 <text:s text:c="5"/>/* Advertise error */</text:p>
      <text:p text:style-name="P11">#define ESRMNT <text:s text:c="9"/>69 <text:s text:c="5"/>/* Srmount error */</text:p>
      <text:p text:style-name="P11">#define ECOMM <text:s text:c="10"/>70 <text:s text:c="5"/>/* Communication error on send */</text:p>
      <text:p text:style-name="P11">#define EPROTO <text:s text:c="9"/>71 <text:s text:c="5"/>/* Protocol error */</text:p>
      <text:p text:style-name="P11">#define EMULTIHOP <text:s text:c="6"/>72 <text:s text:c="5"/>/* Multihop attempted */</text:p>
      <text:p text:style-name="P11">#define EDOTDOT <text:s text:c="8"/>73 <text:s text:c="5"/>/* RFS specific error */</text:p>
      <text:p text:style-name="P11">#define EBADMSG <text:s text:c="8"/>74 <text:s text:c="5"/>/* Not a data message */</text:p>
      <text:p text:style-name="P11">#define EOVERFLOW <text:s text:c="6"/>75 <text:s text:c="5"/>/* Value too large for defined data type */</text:p>
      <text:p text:style-name="P11">#define ENOTUNIQ <text:s text:c="7"/>76 <text:s text:c="5"/>/* Name not unique on network */</text:p>
      <text:p text:style-name="P11">#define EBADFD <text:s text:c="9"/>77 <text:s text:c="5"/>/* File descriptor in bad state */</text:p>
      <text:p text:style-name="P11">#define EREMCHG <text:s text:c="8"/>78 <text:s text:c="5"/>/* Remote address changed */</text:p>
      <text:p text:style-name="P11">#define ELIBACC <text:s text:c="8"/>79 <text:s text:c="5"/>/* Can not access a needed shared library */</text:p>
      <text:p text:style-name="P11">#define ELIBBAD <text:s text:c="8"/>80 <text:s text:c="5"/>/* Accessing a corrupted shared library */</text:p>
      <text:p text:style-name="P11">#define ELIBSCN <text:s text:c="8"/>81 <text:s text:c="5"/>/* .lib section in a.out corrupted */</text:p>
      <text:p text:style-name="P11">#define ELIBMAX <text:s text:c="8"/>82 <text:s text:c="5"/>/* Attempting to link in too many shared libraries */</text:p>
      <text:p text:style-name="P11">#define ELIBEXEC <text:s text:c="7"/>83 <text:s text:c="5"/>/* Cannot exec a shared library directly */</text:p>
      <text:p text:style-name="P11">#define EILSEQ <text:s text:c="9"/>84 <text:s text:c="5"/>/* Illegal byte sequence */</text:p>
      <text:p text:style-name="P11">#define ERESTART <text:s text:c="7"/>85 <text:s text:c="5"/>/* Interrupted system call should be restarted */</text:p>
      <text:p text:style-name="P11">#define ESTRPIPE <text:s text:c="7"/>86 <text:s text:c="5"/>/* Streams pipe error */</text:p>
      <text:p text:style-name="P11">#define EUSERS <text:s text:c="9"/>87 <text:s text:c="5"/>/* Too many users */</text:p>
      <text:p text:style-name="P11">#define ENOTSOCK <text:s text:c="7"/>88 <text:s text:c="5"/>/* Socket operation on non-socket */</text:p>
      <text:p text:style-name="P11">#define EDESTADDRREQ <text:s text:c="3"/>89 <text:s text:c="5"/>/* Destination address required */</text:p>
      <text:p text:style-name="P11">#define EMSGSIZE <text:s text:c="7"/>90 <text:s text:c="5"/>/* Message too long */</text:p>
      <text:p text:style-name="P11">#define EPROTOTYPE <text:s text:c="5"/>91 <text:s text:c="5"/>/* Protocol wrong type for socket */</text:p>
      <text:p text:style-name="P11">#define ENOPROTOOPT <text:s text:c="4"/>92 <text:s text:c="5"/>/* Protocol not available */</text:p>
      <text:p text:style-name="P11">#define EPROTONOSUPPORT 93 <text:s text:c="5"/>/* Protocol not supported */</text:p>
      <text:p text:style-name="P11">#define ESOCKTNOSUPPORT 94 <text:s text:c="5"/>/* Socket type not supported */</text:p>
      <text:p text:style-name="P11">#define EOPNOTSUPP <text:s text:c="5"/>95 <text:s text:c="5"/>/* Operation not supported on transport endpoint */</text:p>
      <text:p text:style-name="P11">#define EPFNOSUPPORT <text:s text:c="3"/>96 <text:s text:c="5"/>/* Protocol family not supported */</text:p>
      <text:p text:style-name="P11">#define EAFNOSUPPORT <text:s text:c="3"/>97 <text:s text:c="5"/>/* Address family not supported by protocol */</text:p>
      <text:p text:style-name="P11">#define EADDRINUSE <text:s text:c="5"/>98 <text:s text:c="5"/>/* Address already in use */</text:p>
      <text:p text:style-name="P11">#define EADDRNOTAVAIL <text:s text:c="2"/>99 <text:s text:c="5"/>/* Cannot assign requested address */</text:p>
      <text:p text:style-name="P11">#define ENETDOWN <text:s text:c="7"/>100 <text:s text:c="4"/>/* Network is down */</text:p>
      <text:p text:style-name="P11">#define ENETUNREACH <text:s text:c="4"/>101 <text:s text:c="4"/>/* Network is unreachable */</text:p>
      <text:p text:style-name="P11">#define ENETRESET <text:s text:c="6"/>102 <text:s text:c="4"/>/* Network dropped connection because of reset */</text:p>
      <text:p text:style-name="P11">#define ECONNABORTED <text:s text:c="3"/>103 <text:s text:c="4"/>/* Software caused connection abort */</text:p>
      <text:p text:style-name="P11">#define ECONNRESET <text:s text:c="5"/>104 <text:s text:c="4"/>/* Connection reset by peer */</text:p>
      <text:p text:style-name="P11">#define ENOBUFS <text:s text:c="8"/>105 <text:s text:c="4"/>/* No buffer space available */</text:p>
      <text:p text:style-name="P11">#define EISCONN <text:s text:c="8"/>106 <text:s text:c="4"/>/* Transport endpoint is already connected */</text:p>
      <text:p text:style-name="P11">#define ENOTCONN <text:s text:c="7"/>107 <text:s text:c="4"/>/* Transport endpoint is not connected */</text:p>
      <text:p text:style-name="P11">#define ESHUTDOWN <text:s text:c="6"/>108 <text:s text:c="4"/>/* Cannot send after transport endpoint shutdown */</text:p>
      <text:p text:style-name="P11">#define ETOOMANYREFS <text:s text:c="3"/>109 <text:s text:c="4"/>/* Too many references: cannot splice */</text:p>
      <text:p text:style-name="P11">#define ETIMEDOUT <text:s text:c="6"/>110 <text:s text:c="4"/>/* Connection timed out */</text:p>
      <text:p text:style-name="P11">#define ECONNREFUSED <text:s text:c="3"/>111 <text:s text:c="4"/>/* Connection refused */</text:p>
      <text:p text:style-name="P11">#define EHOSTDOWN <text:s text:c="6"/>112 <text:s text:c="4"/>/* Host is down */</text:p>
      <text:p text:style-name="P11">#define EHOSTUNREACH <text:s text:c="3"/>113 <text:s text:c="4"/>/* No route to host */</text:p>
      <text:p text:style-name="P11">#define EALREADY <text:s text:c="7"/>114 <text:s text:c="4"/>/* Operation already in progress */</text:p>
      <text:p text:style-name="P11">#define EINPROGRESS <text:s text:c="4"/>115 <text:s text:c="4"/>/* Operation now in progress */</text:p>
      <text:p text:style-name="P11">#define ESTALE <text:s text:c="9"/>116 <text:s text:c="4"/>/* Stale NFS file handle */</text:p>
      <text:p text:style-name="P11">#define EUCLEAN <text:s text:c="8"/>117 <text:s text:c="4"/>/* Structure needs cleaning */</text:p>
      <text:p text:style-name="P11">#define ENOTNAM <text:s text:c="8"/>118 <text:s text:c="4"/>/* Not a XENIX named type file */</text:p>
      <text:p text:style-name="P11">#define ENAVAIL <text:s text:c="8"/>119 <text:s text:c="4"/>/* No XENIX semaphores available */</text:p>
      <text:p text:style-name="P11">#define EISNAM <text:s text:c="9"/>120 <text:s text:c="4"/>/* Is a named type file */</text:p>
      <text:p text:style-name="P11">#define EREMOTEIO <text:s text:c="6"/>121 <text:s text:c="4"/>/* Remote I/O error */</text:p>
      <text:p text:style-name="P11">#define EDQUOT <text:s text:c="9"/>122 <text:s text:c="4"/>/* Quota exceeded */</text:p>
      <text:p text:style-name="P11"/>
      <text:p text:style-name="P11">#define ENOMEDIUM <text:s text:c="6"/>123 <text:s text:c="4"/>/* No medium found */</text:p>
      <text:p text:style-name="P11">#define EMEDIUMTYPE <text:s text:c="4"/>124 <text:s text:c="4"/>/* Wrong medium type */</text:p>
      <text:p text:style-name="P11"/>
      <text:p text:style-name="P11">#endif /* _ERRNO_H */</text:p>
      <text:p text:style-name="P11"/>
      <text:p text:style-name="P8">There are a couple of things to see here, which we'll point out but not delve into yet.</text:p>
      <text:p text:style-name="P8"/>
      <text:p text:style-name="P10">Firstly, the</text:p>
      <text:p text:style-name="P10"/>
      <text:p text:style-name="P12">#ifndef _ERRNO_H <text:s text:c="13"/>/* <text:s text:c="3"/><text:span text:style-name="T12">&lt;=------ means “if not defined” */</text:span></text:p>
      <text:p text:style-name="P12">#define _ERRNO_H</text:p>
      <text:p text:style-name="P12">…</text:p>
      <text:p text:style-name="P12">#endif /* _ERRNO_H */</text:p>
      <text:p text:style-name="P9"/>
      <text:p text:style-name="P10">Can you work through what happens? <text:s/>What would happen if this file were included twice?</text:p>
      <text:p text:style-name="P10"/>
      <text:p text:style-name="P10">These are called include guards, and are there to stop …. what ?</text:p>
      <text:p text:style-name="P10"/>
      <text:p text:style-name="P10"/>
      <text:p text:style-name="P10">Secondly, the </text:p>
      <text:p text:style-name="P10"/>
      <text:p text:style-name="P12">extern int errno;</text:p>
      <text:p text:style-name="P10"/>
      <text:p text:style-name="P10">The extern keyword means that this integer called “errno” is external, it resides elsewhere, in a bit of library code. <text:s/>We (and the compiler) need to know that errno is an integer, and here we are <text:span text:style-name="T7">declaring</text:span> that it is one.</text:p>
      <text:p text:style-name="P10"/>
      <text:p text:style-name="P10">It means that somewhere else, in another bit of code, is the actual <text:span text:style-name="T7">definition</text:span> of errno, that will result in a bit of memory being reserved for it to live in.</text:p>
      <text:p text:style-name="P1"/>
      <text:p text:style-name="P1"/>
      <text:p text:style-name="P1"/>
      <text:p text:style-name="P1"/>
      <text:p text:style-name="P1">/usr/lib/syslinux/com32/include/errno.h</text:p>
      <text:p text:style-name="P1"/>
      <text:p text:style-name="P1"/>
      <text:p text:style-name="P1"/>
      <text:p text:style-name="P1">OK, back to the calculator. <text:s/>Lets add some error handling to it.</text:p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editing-cycles>1</meta:editing-cycles>
    <meta:creation-date>2016-10-12T09:29:00</meta:creation-date>
    <meta:editing-duration>PT5M59S</meta:editing-duration>
    <meta:generator>LibreOffice/4.2.8.2$Linux_x86 LibreOffice_project/420m0$Build-2</meta:generator>
    <dc:date>2016-10-12T18:23:29.760971492</dc:date>
    <dc:creator>Mark Woodrow</dc:creator>
    <meta:document-statistic meta:table-count="0" meta:image-count="0" meta:object-count="0" meta:page-count="1" meta:paragraph-count="241" meta:word-count="1938" meta:character-count="12448" meta:non-whitespace-character-count="91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